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218e" officeooo:paragraph-rsid="0004218e"/>
    </style:style>
    <style:style style:name="P2" style:family="paragraph" style:parent-style-name="Standard">
      <style:text-properties officeooo:rsid="0004218e" officeooo:paragraph-rsid="00043353"/>
    </style:style>
    <style:style style:name="P3" style:family="paragraph" style:parent-style-name="Standard">
      <style:text-properties officeooo:paragraph-rsid="0004218e"/>
    </style:style>
    <style:style style:name="P4" style:family="paragraph" style:parent-style-name="Standard">
      <style:text-properties officeooo:rsid="00043353" officeooo:paragraph-rsid="00043353"/>
    </style:style>
    <style:style style:name="P5" style:family="paragraph" style:parent-style-name="Standard">
      <style:text-properties officeooo:rsid="0005063b" officeooo:paragraph-rsid="0005063b"/>
    </style:style>
    <style:style style:name="P6" style:family="paragraph" style:parent-style-name="Standard">
      <style:text-properties officeooo:paragraph-rsid="0005063b"/>
    </style:style>
    <style:style style:name="T1" style:family="text">
      <style:text-properties fo:font-variant="normal" fo:text-transform="none" fo:color="#242729" fo:letter-spacing="normal" fo:padding="0in" fo:border="none"/>
    </style:style>
    <style:style style:name="T2" style:family="text">
      <style:text-properties fo:font-variant="normal" fo:text-transform="none" fo:color="#242729" fo:letter-spacing="normal" officeooo:rsid="0005063b" fo:padding="0in" fo:border="none"/>
    </style:style>
    <style:style style:name="T3" style:family="text">
      <style:text-properties fo:font-variant="normal" fo:text-transform="none" fo:color="#242729" style:font-name="Arial" fo:font-size="11.25pt" fo:letter-spacing="normal" fo:font-style="normal" fo:font-weight="bold" fo:padding="0in" fo:border="none"/>
    </style:style>
    <style:style style:name="T4" style:family="text">
      <style:text-properties fo:font-variant="normal" fo:text-transform="none" fo:color="#242729" style:font-name="Arial" fo:font-size="11.25pt" fo:letter-spacing="normal" fo:font-style="normal" fo:font-weight="bold" officeooo:rsid="0005063b" fo:padding="0in" fo:border="none"/>
    </style:style>
    <style:style style:name="T5" style:family="text">
      <style:text-properties officeooo:rsid="0004218e"/>
    </style:style>
    <style:style style:name="T6" style:family="text">
      <style:text-properties officeooo:rsid="00043353"/>
    </style:style>
    <style:style style:name="T7" style:family="text">
      <style:text-properties officeooo:rsid="000506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karakterkódolási rendszer egy módszert jelent betűk, számok, és egyéb adatok, karakterek megjelenítésére minden karakterhez egy egyedi szám hozzárendelésével.</text:p>
      <text:p text:style-name="Standard"/>
      <text:p text:style-name="P1">A karaktergyűjtemény mindne eleméhez egy-egy egyedi számot rendelünk hozzá.</text:p>
      <text:p text:style-name="P1"/>
      <text:p text:style-name="P1">Értelme, hogy az informatikai eszközök az emebri kommunikáció elemeit digitálisan tudják megjeleníteni illetve tárolni, megkülönböztetni egymástól.</text:p>
      <text:p text:style-name="P1"/>
      <text:p text:style-name="P1">Ezeket a számokból álló rendszereket nevezik karakterkódoknak. <text:s/>pl. Morze jelek</text:p>
      <text:p text:style-name="P1"/>
      <text:p text:style-name="P1">1963ban vezették be az ASCII karakterkódolási rendszert ami egy fokkal olvashatóbb. EZ már 7 biten tárolható számsorozatokat hazsnált tárolásra.</text:p>
      <text:p text:style-name="P1"/>
      <text:p text:style-name="P1"/>
      <text:p text:style-name="P1"/>
      <text:p text:style-name="P1">ASCII </text:p>
      <text:p text:style-name="P1"><text:tab/>128 különböző szövegkaraktert képez le 0-127ig terjedő számsoron.</text:p>
      <text:p text:style-name="P1"><text:tab/></text:p>
      <text:p text:style-name="P1"><text:tab/>4db 32 karakterból álló csoport</text:p>
      <text:p text:style-name="P1"/>
      <text:p text:style-name="P1"><text:tab/>VEZÉRLŐKÓDOK</text:p>
      <text:p text:style-name="P1"><text:tab/>0-31ig: nyomtató és képernyő vezérlést végző karakterek, nem megjelenített szimbolumok pl <text:tab/><text:tab/><text:tab/><text:tab/>BACKSPACE</text:p>
      <text:p text:style-name="P1"/>
      <text:p text:style-name="P1"><text:tab/><text:tab/></text:p>
      <text:p text:style-name="P1"><text:tab/>ÍRÁSJEL+SZÁMJEGY</text:p>
      <text:p text:style-name="P1"/>
      <text:p text:style-name="P1"><text:tab/>NAGYBETŰK</text:p>
      <text:p text:style-name="P1"><text:tab/></text:p>
      <text:p text:style-name="P1"><text:tab/>KISBETŰK</text:p>
      <text:p text:style-name="P1"/>
      <text:p text:style-name="P1"/>
      <text:p text:style-name="P1"/>
      <text:p text:style-name="P2">nem alkalmas ékezetes betűk ábrázolására –-<text:span text:style-name="T6">&gt; </text:span>ezért volt egy kibővítése, 8 bites az 256 különböző karakter , <text:span text:style-name="T6">azaz 128-tól 255ig van hely ékezetes karaktereknek ---- NEM ELÉG</text:span></text:p>
      <text:p text:style-name="P2"/>
      <text:p text:style-name="P4">Jött a LATIN-1 (ő ű nincs), Latin-2 van magyar betűkészlet</text:p>
      <text:p text:style-name="P4"/>
      <text:p text:style-name="P4">szép és jó mindaddig amig az informatikai eszközök hazsnálata nem lett globális, sokfajta karakterkészlet, nem egységes stb GOND</text:p>
      <text:p text:style-name="P1"/>
      <text:p text:style-name="P1"/>
      <text:p text:style-name="P1"/>
      <text:p text:style-name="P1">UNICODE </text:p>
      <text:p text:style-name="P1"/>
      <text:p text:style-name="P1"><text:tab/><text:span text:style-name="T6">UNICODE <text:s/>karakterkészlet</text:span></text:p>
      <text:p text:style-name="P1"><text:tab/></text:p>
      <text:p text:style-name="P1"><text:tab/><text:span text:style-name="T6">UTF-8 és UTF-16</text:span></text:p>
      <text:p text:style-name="P1"/>
      <text:p text:style-name="P1"><text:soft-page-break/><text:tab/><text:span text:style-name="T7">UTF-8 :<text:tab/>8bites kódegységek</text:span></text:p>
      <text:p text:style-name="P1"><text:tab/><text:tab/><text:span text:style-name="T7">1 byte – ASCII</text:span></text:p>
      <text:p text:style-name="P1"><text:tab/><text:tab/><text:span text:style-name="T7">2 bytes – Arab, Héber, európai stb</text:span></text:p>
      <text:p text:style-name="P1"><text:tab/><text:tab/><text:span text:style-name="T7">3 bytes – BMP</text:span></text:p>
      <text:p text:style-name="P1"><text:tab/><text:tab/></text:p>
      <text:p text:style-name="P1"><text:tab/><text:tab/><text:span text:style-name="T7">4 bytes: all unicode character</text:span></text:p>
      <text:p text:style-name="P1"><text:tab/><text:tab/></text:p>
      <text:p text:style-name="P1"/>
      <text:p text:style-name="P6"><text:span text:style-name="T7"><text:tab/>$ = 00100100 1*8bit, <text:s/></text:span><text:span text:style-name="Strong_20_Emphasis">€ = 11100010 10000010 10101100</text:span><text:span text:style-name="T7"><text:tab/>3*8bit</text:span></text:p>
      <text:p text:style-name="P5"/>
      <text:p text:style-name="P1"><text:tab/><text:span text:style-name="T7">UTF-16:</text:span></text:p>
      <text:p text:style-name="P1"><text:tab/><text:tab/><text:span text:style-name="T7">2 bytes: BMP</text:span></text:p>
      <text:p text:style-name="P1"><text:tab/><text:tab/><text:span text:style-name="T7">4 bytes: all unicode</text:span></text:p>
      <text:p text:style-name="P3"><text:span text:style-name="T5"><text:tab/></text:span>$ = <text:span text:style-name="Strong_20_Emphasis">00000000 00100100 1*16bit,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'Helvetica Neue', Helvetic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cok </meta:initial-creator>
    <meta:creation-date>2016-05-09T21:48:28.404565512</meta:creation-date>
    <dc:date>2016-05-11T20:42:25.979160192</dc:date>
    <dc:creator>Pocok </dc:creator>
    <meta:editing-duration>PT13M2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2" meta:paragraph-count="35" meta:word-count="208" meta:character-count="1539" meta:non-whitespace-character-count="1314"/>
  </office:meta>
</office:document-meta>
</file>